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.setDtmf( String dt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nu.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.Menu( String dt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nu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nu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nu.Menu( String id , String scope , String dt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